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emf"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ucida Sans" svg:font-family="&quot;Lucida Sans&quot;"/>
    <style:font-face style:name="Rockwell" svg:font-family="Rockwell"/>
  </office:font-face-decls>
  <office:automatic-styles>
    <style:style style:name="ce1" style:family="table-cell" style:parent-style-name="Default" style:data-style-name="N0">
      <style:table-cell-properties style:vertical-align="middle" fo:wrap-option="no-wrap" style:repeat-content="false"/>
      <style:paragraph-properties fo:text-align="center"/>
    </style:style>
    <style:style style:name="ce2" style:family="table-cell" style:parent-style-name="Default" style:data-style-name="N0">
      <style:table-cell-properties fo:border="none"/>
    </style:style>
    <style:style style:name="ce3" style:family="table-cell" style:parent-style-name="_50_0_37__32_-_32_Accent5" style:data-style-name="N0">
      <style:table-cell-properties fo:background-color="transparent"/>
      <style:text-properties fo:color="#000000"/>
    </style:style>
    <style:style style:name="ce4" style:family="table-cell" style:parent-style-name="_50_0_37__32_-_32_Accent5" style:data-style-name="N0">
      <style:table-cell-properties style:vertical-align="middle" fo:background-color="transparent" style:repeat-content="false"/>
      <style:paragraph-properties fo:text-align="start" fo:margin-left="0.353cm"/>
      <style:text-properties fo:color="#262626"/>
    </style:style>
    <style:style style:name="ce5" style:family="table-cell" style:parent-style-name="Kop_32_2" style:data-style-name="N0">
      <style:table-cell-properties style:vertical-align="top" style:repeat-content="false"/>
      <style:paragraph-properties fo:text-align="end" fo:margin-right="0cm"/>
      <style:text-properties fo:color="#9D9FA2" style:font-name="Rockwell" style:font-name-asian="Rockwell" style:font-name-complex="Rockwell" fo:font-size="12pt" style:font-size-asian="12pt" style:font-size-complex="12pt" style:font-family-generic="modern"/>
    </style:style>
    <style:style style:name="ce6" style:family="table-cell" style:parent-style-name="Default" style:data-style-name="N0">
      <style:table-cell-properties style:vertical-align="middle" fo:wrap-option="no-wrap" style:repeat-content="false"/>
      <style:paragraph-properties fo:text-align="start" fo:margin-left="0.353cm"/>
    </style:style>
    <style:style style:name="ce7" style:family="table-cell" style:parent-style-name="Default" style:data-style-name="N0">
      <style:table-cell-properties fo:border="none"/>
      <style:text-properties fo:color="#FFFFFF"/>
    </style:style>
    <style:style style:name="ce8" style:family="table-cell" style:parent-style-name="Titel" style:data-style-name="N36">
      <style:table-cell-properties style:vertical-align="automatic" fo:background-color="transparent" style:repeat-content="false"/>
      <style:paragraph-properties fo:text-align="start" fo:margin-left="0cm"/>
      <style:text-properties fo:color="#FFFFFF" style:font-name="Rockwell" style:font-name-asian="Rockwell" style:font-name-complex="Rockwell" fo:font-size="20pt" style:font-size-asian="20pt" style:font-size-complex="20pt"/>
    </style:style>
    <style:style style:name="ce9" style:family="table-cell" style:parent-style-name="Titel" style:data-style-name="N0">
      <style:table-cell-properties style:vertical-align="automatic" fo:wrap-option="wrap" style:rotation-angle="90"/>
      <style:text-properties fo:color="#7E8083" style:font-name="Rockwell" style:font-name-asian="Rockwell" style:font-name-complex="Rockwell" fo:font-size="11pt" style:font-size-asian="11pt" style:font-size-complex="11pt"/>
    </style:style>
    <style:style style:name="ce10" style:family="table-cell" style:parent-style-name="Titel" style:data-style-name="N0">
      <style:table-cell-properties style:vertical-align="middle"/>
      <style:text-properties fo:color="#9D9FA2" style:font-name="Rockwell" style:font-name-asian="Rockwell" style:font-name-complex="Rockwell" fo:font-size="20pt" style:font-size-asian="20pt" style:font-size-complex="20pt"/>
    </style:style>
    <style:style style:name="ce11" style:family="table-cell" style:parent-style-name="Kop_32_3" style:data-style-name="N0">
      <style:table-cell-properties style:vertical-align="top" style:repeat-content="false"/>
      <style:paragraph-properties fo:text-align="start" fo:margin-left="0cm"/>
      <style:text-properties fo:color="#00853E" style:font-name="Rockwell" style:font-name-asian="Rockwell" style:font-name-complex="Rockwell" fo:font-size="12pt" style:font-size-asian="12pt" style:font-size-complex="12pt" fo:font-weight="bold" style:font-weight-asian="bold" style:font-weight-complex="bold" style:font-family-generic="modern"/>
    </style:style>
    <style:style style:name="ce12" style:family="table-cell" style:parent-style-name="_50_0_37__32_-_32_Accent5" style:data-style-name="N0">
      <style:table-cell-properties fo:background-color="transparent"/>
      <style:text-properties fo:color="#000000" fo:font-size="12pt" style:font-size-asian="12pt" style:font-size-complex="12pt"/>
    </style:style>
    <style:style style:name="ce13" style:family="table-cell" style:parent-style-name="Default" style:data-style-name="N0">
      <style:table-cell-properties fo:border="none"/>
      <style:text-properties fo:color="#000000" fo:font-size="12pt" style:font-size-asian="12pt" style:font-size-complex="12pt"/>
    </style:style>
    <style:style style:name="ce14" style:family="table-cell" style:parent-style-name="Titel" style:data-style-name="N36">
      <style:table-cell-properties style:vertical-align="automatic" fo:background-color="transparent"/>
      <style:text-properties fo:color="#FFFFFF" style:font-name="Rockwell" style:font-name-asian="Rockwell" style:font-name-complex="Rockwell" fo:font-size="20pt" style:font-size-asian="20pt" style:font-size-complex="20pt"/>
    </style:style>
    <style:style style:name="ce15" style:family="table-cell" style:parent-style-name="Titel" style:data-style-name="N36">
      <style:table-cell-properties style:vertical-align="automatic" fo:wrap-option="wrap" fo:background-color="#7AC143"/>
      <style:text-properties fo:color="#FFFFFF" style:font-name="Rockwell" style:font-name-asian="Rockwell" style:font-name-complex="Rockwell" fo:font-size="20pt" style:font-size-asian="20pt" style:font-size-complex="20pt"/>
    </style:style>
    <style:style style:name="ce16" style:family="table-cell" style:parent-style-name="Titel" style:data-style-name="N36">
      <style:table-cell-properties style:vertical-align="automatic" fo:background-color="#7AC143"/>
      <style:text-properties fo:color="#FFFFFF" style:font-name="Rockwell" style:font-name-asian="Rockwell" style:font-name-complex="Rockwell" fo:font-size="20pt" style:font-size-asian="20pt" style:font-size-complex="20pt"/>
    </style:style>
    <style:style style:name="ce17" style:family="table-cell" style:parent-style-name="Default" style:data-style-name="N0">
      <style:table-cell-properties fo:border="none" fo:background-color="#7AC143"/>
    </style:style>
    <style:style style:name="ce18" style:family="table-cell" style:parent-style-name="Kop_32_2" style:data-style-name="N0">
      <style:table-cell-properties style:vertical-align="middle" fo:background-color="#005677" style:repeat-content="false"/>
      <style:paragraph-properties fo:text-align="end" fo:margin-right="0cm"/>
      <style:text-properties fo:color="#FFFFFF" style:font-name="Rockwell" style:font-name-asian="Rockwell" style:font-name-complex="Rockwell" fo:font-size="12pt" style:font-size-asian="12pt" style:font-size-complex="12pt" style:font-family-generic="modern"/>
    </style:style>
    <style:style style:name="ce19" style:family="table-cell" style:parent-style-name="Kop_32_4" style:data-style-name="N0">
      <style:table-cell-properties style:vertical-align="middle" fo:background-color="#C8F0FF" style:repeat-content="false"/>
      <style:paragraph-properties fo:text-align="start" fo:margin-left="0.353cm"/>
      <style:text-properties fo:color="#000000" style:font-name="Lucida Sans" style:font-name-asian="Lucida Sans" style:font-name-complex="Lucida Sans" fo:font-size="14pt" style:font-size-asian="14pt" style:font-size-complex="14pt" fo:font-weight="normal" style:font-weight-asian="normal" style:font-weight-complex="normal" style:font-family-generic="swiss"/>
    </style:style>
    <style:style style:name="ce20" style:family="table-cell" style:parent-style-name="Default" style:data-style-name="N0">
      <style:table-cell-properties fo:border="none" style:vertical-align="middle" fo:wrap-option="no-wrap" style:repeat-content="false"/>
      <style:paragraph-properties fo:text-align="start" fo:margin-left="0.353cm"/>
      <style:text-properties style:font-name="Rockwell" style:font-name-asian="Rockwell" style:font-name-complex="Rockwell" style:font-family-generic="roman"/>
    </style:style>
    <style:style style:name="ce21" style:family="table-cell" style:parent-style-name="Default" style:data-style-name="N0">
      <style:table-cell-properties fo:border="none" style:vertical-align="top" fo:wrap-option="wrap"/>
      <style:text-properties fo:color="#3C6220" fo:font-size="10pt" style:font-size-asian="10pt" style:font-size-complex="10pt"/>
    </style:style>
    <style:style style:name="ce22" style:family="table-cell" style:parent-style-name="Default" style:data-style-name="N0">
      <style:table-cell-properties fo:border="none"/>
      <style:text-properties fo:color="#FFFFFF" style:font-name="Rockwell" style:font-name-asian="Rockwell" style:font-name-complex="Rockwell" fo:font-size="14pt" style:font-size-asian="14pt" style:font-size-complex="14pt" style:font-family-generic="roman"/>
    </style:style>
    <style:style style:name="ce23" style:family="table-cell" style:parent-style-name="Hyperlink" style:data-style-name="N0">
      <style:table-cell-properties fo:border="none" style:vertical-align="middle" fo:wrap-option="wrap" fo:background-color="#7AC143" style:repeat-content="false"/>
      <style:paragraph-properties fo:text-align="end" fo:margin-right="0.353cm"/>
      <style:text-properties fo:color="#00421F" fo:font-size="12pt" style:font-size-asian="12pt" style:font-size-complex="12pt" style:text-underline-style="none" style:text-underline-type="none" fo:font-weight="bold" style:font-weight-asian="bold" style:font-weight-complex="bold"/>
    </style:style>
    <style:style style:name="ce24" style:family="table-cell" style:parent-style-name="Titel" style:data-style-name="N36">
      <style:table-cell-properties style:vertical-align="middle" fo:background-color="#7AC143"/>
      <style:text-properties fo:color="#00421F" style:font-name="Rockwell" style:font-name-asian="Rockwell" style:font-name-complex="Rockwell" fo:font-size="36pt" style:font-size-asian="36pt" style:font-size-complex="36pt"/>
    </style:style>
    <style:style style:name="ce25" style:family="table-cell" style:parent-style-name="Default" style:data-style-name="N39">
      <style:table-cell-properties style:vertical-align="middle" fo:wrap-option="no-wrap" style:repeat-content="false"/>
      <style:paragraph-properties fo:text-align="center"/>
    </style:style>
    <style:style style:name="ce26" style:family="table-cell" style:parent-style-name="Default" style:data-style-name="N0">
      <style:table-cell-properties fo:border="none" style:vertical-align="middle" fo:wrap-option="no-wrap" style:repeat-content="false"/>
      <style:paragraph-properties fo:text-align="center"/>
      <style:text-properties fo:color="#FFFFFF"/>
    </style:style>
    <style:style style:name="ce27" style:family="table-cell" style:parent-style-name="Kop_32_1" style:data-style-name="N37">
      <style:table-cell-properties style:vertical-align="middle" fo:background-color="transparent" style:repeat-content="false"/>
      <style:paragraph-properties fo:text-align="start" fo:margin-left="0cm"/>
      <style:text-properties fo:color="#005677" style:font-name="Rockwell" style:font-name-asian="Rockwell" style:font-name-complex="Rockwell" fo:font-size="14pt" style:font-size-asian="14pt" style:font-size-complex="14pt" fo:font-weight="normal" style:font-weight-asian="normal" style:font-weight-complex="normal" style:font-family-generic="roman"/>
    </style:style>
    <style:style style:name="ce28" style:family="table-cell" style:parent-style-name="Default" style:data-style-name="N0">
      <style:table-cell-properties fo:border="none" style:vertical-align="top" fo:wrap-option="wrap" style:repeat-content="false"/>
      <style:paragraph-properties fo:text-align="center"/>
      <style:text-properties fo:color="#FFFFFF"/>
    </style:style>
    <style:style style:name="ce29" style:family="table-cell" style:parent-style-name="Default" style:data-style-name="N0">
      <style:table-cell-properties fo:border="none" style:vertical-align="middle" fo:wrap-option="wrap" style:repeat-content="false"/>
      <style:paragraph-properties fo:text-align="start" fo:margin-left="0cm"/>
      <style:text-properties fo:color="#000000"/>
    </style:style>
    <style:style style:name="ce30" style:family="table-cell" style:parent-style-name="Titel" style:data-style-name="N0">
      <style:table-cell-properties style:vertical-align="middle" fo:background-color="#7AC143" style:repeat-content="false"/>
      <style:paragraph-properties fo:text-align="start" fo:margin-left="0cm"/>
      <style:text-properties fo:color="#00421F" style:font-name="Rockwell" style:font-name-asian="Rockwell" style:font-name-complex="Rockwell" fo:font-size="36pt" style:font-size-asian="36pt" style:font-size-complex="36pt"/>
    </style:style>
    <style:style style:name="ce31" style:family="table-cell" style:parent-style-name="Hyperlink" style:data-style-name="N0">
      <style:table-cell-properties fo:border="none" style:vertical-align="middle" fo:wrap-option="wrap" fo:background-color="#7AC143" style:repeat-content="false"/>
      <style:paragraph-properties fo:text-align="center"/>
      <style:text-properties fo:color="#00421F" fo:font-size="12pt" style:font-size-asian="12pt" style:font-size-complex="12pt" style:text-underline-style="none" style:text-underline-type="none" fo:font-weight="bold" style:font-weight-asian="bold" style:font-weight-complex="bold"/>
    </style:style>
    <style:style style:name="ce32" style:family="table-cell" style:parent-style-name="Default" style:data-style-name="N0">
      <style:table-cell-properties style:vertical-align="middle" fo:wrap-option="no-wrap" style:repeat-content="false"/>
      <style:paragraph-properties fo:text-align="start" fo:margin-left="0.353cm"/>
    </style:style>
    <style:style style:name="ce33" style:family="table-cell" style:parent-style-name="Default" style:data-style-name="N0">
      <style:table-cell-properties style:vertical-align="middle" fo:wrap-option="no-wrap" style:repeat-content="false"/>
      <style:paragraph-properties fo:text-align="center"/>
      <style:text-properties fo:font-size="8pt" style:font-size-asian="8pt" style:font-size-complex="8pt"/>
    </style:style>
    <style:style style:name="co1" style:family="table-column">
      <style:table-column-properties fo:break-before="auto" style:column-width="0.423333333333333cm"/>
    </style:style>
    <style:style style:name="co2" style:family="table-column">
      <style:table-column-properties fo:break-before="auto" style:column-width="4.49791666666667cm"/>
    </style:style>
    <style:style style:name="co3" style:family="table-column">
      <style:table-column-properties fo:break-before="auto" style:column-width="6.48229166666667cm"/>
    </style:style>
    <style:style style:name="co4" style:family="table-column">
      <style:table-column-properties fo:break-before="auto" style:column-width="5.18583333333333cm"/>
    </style:style>
    <style:style style:name="co5" style:family="table-column">
      <style:table-column-properties fo:break-before="auto" style:column-width="4.7625cm"/>
    </style:style>
    <style:style style:name="co6" style:family="table-column">
      <style:table-column-properties fo:break-before="auto" style:column-width="4.41854166666667cm"/>
    </style:style>
    <style:style style:name="co7" style:family="table-column">
      <style:table-column-properties fo:break-before="auto" style:column-width="1.85208333333333cm"/>
    </style:style>
    <style:style style:name="co8" style:family="table-column">
      <style:table-column-properties fo:break-before="auto" style:column-width="4.81541666666667cm"/>
    </style:style>
    <style:style style:name="co9" style:family="table-column">
      <style:table-column-properties fo:break-before="auto" style:column-width="4.10104166666667cm"/>
    </style:style>
    <style:style style:name="co10" style:family="table-column">
      <style:table-column-properties fo:break-before="auto" style:column-width="0cm"/>
    </style:style>
    <style:style style:name="co11" style:family="table-column">
      <style:table-column-properties fo:break-before="auto" style:column-width="2.56645833333333cm"/>
    </style:style>
    <style:style style:name="co12" style:family="table-column">
      <style:table-column-properties fo:break-before="auto" style:column-width="0.899583333333333cm"/>
    </style:style>
    <style:style style:name="co13" style:family="table-column">
      <style:table-column-properties fo:break-before="auto" style:column-width="5.60916666666667cm"/>
    </style:style>
    <style:style style:name="co14" style:family="table-column">
      <style:table-column-properties fo:break-before="auto" style:column-width="5.794375cm"/>
    </style:style>
    <style:style style:name="co15" style:family="table-column">
      <style:table-column-properties fo:break-before="auto" style:column-width="1.71979166666667cm"/>
    </style:style>
    <style:style style:name="ro1" style:family="table-row">
      <style:table-row-properties style:row-height="66pt" style:use-optimal-row-height="false" fo:break-before="auto"/>
    </style:style>
    <style:style style:name="ro2" style:family="table-row">
      <style:table-row-properties style:row-height="21.75pt" style:use-optimal-row-height="false" fo:break-before="auto"/>
    </style:style>
    <style:style style:name="ro3" style:family="table-row">
      <style:table-row-properties style:row-height="23.2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8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4" style:family="table-cell" style:parent-style-name="Default" style:data-style-name="N0">
      <style:table-cell-properties style:vertical-align="middle" fo:wrap-option="no-wrap" style:repeat-content="false"/>
      <style:paragraph-properties fo:text-align="start" fo:margin-left="0.353cm"/>
      <style:map style:condition="of:is-true-formula([.#REF!]=&quot;&quot;)" style:apply-style-name="cf1" style:base-cell-address="Takenlijst.C7"/>
      <style:map style:condition="of:is-true-formula([.$B7]=1)" style:apply-style-name="cf2" style:base-cell-address="Takenlijst.C7"/>
      <style:map style:condition="of:is-true-formula([.#REF!]=TODAY())" style:apply-style-name="cf3" style:base-cell-address="Takenlijst.C7"/>
      <style:map style:condition="of:is-true-formula(AND([.B7]&lt;&gt;1;[.#REF!]=TODAY()))" style:apply-style-name="cf4" style:base-cell-address="Takenlijst.C7"/>
      <style:map style:condition="of:is-true-formula(AND([.$B7]&lt;&gt;1;[.#REF!]&lt;TODAY()))" style:apply-style-name="cf5" style:base-cell-address="Takenlijst.C7"/>
    </style:style>
    <style:style style:name="ce35" style:family="table-cell" style:parent-style-name="Default" style:data-style-name="N0">
      <style:table-cell-properties style:vertical-align="middle" fo:wrap-option="no-wrap" style:repeat-content="false"/>
      <style:paragraph-properties fo:text-align="start" fo:margin-left="0.353cm"/>
      <style:map style:condition="of:is-true-formula([.#REF!]=&quot;&quot;)" style:apply-style-name="cf1" style:base-cell-address="Takenlijst.C7"/>
      <style:map style:condition="of:is-true-formula([.$B7]=1)" style:apply-style-name="cf2" style:base-cell-address="Takenlijst.C7"/>
      <style:map style:condition="of:is-true-formula([.#REF!]=TODAY())" style:apply-style-name="cf3" style:base-cell-address="Takenlijst.C7"/>
      <style:map style:condition="of:is-true-formula(AND([.B7]&lt;&gt;1;[.#REF!]=TODAY()))" style:apply-style-name="cf4" style:base-cell-address="Takenlijst.C7"/>
      <style:map style:condition="of:is-true-formula(AND([.$B7]&lt;&gt;1;[.#REF!]&lt;TODAY()))" style:apply-style-name="cf5" style:base-cell-address="Takenlijst.C7"/>
    </style:style>
    <style:style style:name="ce36" style:family="table-cell" style:parent-style-name="Default" style:data-style-name="N0">
      <style:table-cell-properties style:vertical-align="middle" fo:wrap-option="no-wrap" style:repeat-content="false"/>
      <style:paragraph-properties fo:text-align="center"/>
      <style:map style:condition="of:is-true-formula([.$B7]=1)" style:apply-style-name="cf2" style:base-cell-address="Takenlijst.D7"/>
      <style:map style:condition="of:is-true-formula([.#REF!]=TODAY())" style:apply-style-name="cf3" style:base-cell-address="Takenlijst.D7"/>
      <style:map style:condition="of:is-true-formula(AND([.#REF!]&lt;&gt;1;[.E7]=TODAY()))" style:apply-style-name="cf4" style:base-cell-address="Takenlijst.D7"/>
      <style:map style:condition="of:is-true-formula(AND([.$B7]&lt;&gt;1;[.#REF!]&lt;TODAY()))" style:apply-style-name="cf5" style:base-cell-address="Takenlijst.D7"/>
    </style:style>
    <style:style style:name="ce37" style:family="table-cell" style:parent-style-name="Default" style:data-style-name="N0">
      <style:table-cell-properties style:vertical-align="middle" fo:wrap-option="no-wrap" style:repeat-content="false"/>
      <style:paragraph-properties fo:text-align="center"/>
      <style:text-properties fo:font-size="8pt" style:font-size-asian="8pt" style:font-size-complex="8pt"/>
      <style:map style:condition="of:is-true-formula([.$B7]=1)" style:apply-style-name="cf2" style:base-cell-address="Takenlijst.D7"/>
      <style:map style:condition="of:is-true-formula([.#REF!]=TODAY())" style:apply-style-name="cf3" style:base-cell-address="Takenlijst.D7"/>
      <style:map style:condition="of:is-true-formula(AND([.#REF!]&lt;&gt;1;[.E7]=TODAY()))" style:apply-style-name="cf4" style:base-cell-address="Takenlijst.D7"/>
      <style:map style:condition="of:is-true-formula(AND([.$B7]&lt;&gt;1;[.#REF!]&lt;TODAY()))" style:apply-style-name="cf5" style:base-cell-address="Takenlijst.D7"/>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Hoog&quot;;&quot;Gemiddeld&quot;;&quot;Laag&quot;)">
          <table:help-message table:display="true"/>
          <table:error-message table:display="true" table:message-type="warning">
            <text:p>Selecteer Prioriteit in de lijst. Selecteer ANNULEREN, druk op Alt+pijl-omlaag voor opties en druk op pijl-omlaag en Enter om een selectie te maken</text:p>
          </table:error-message>
        </table:content-validation>
        <table:content-validation table:name="val2" table:condition="of:cell-content-is-in-list($$ToegewezenAan)" table:base-cell-address="Takenlijst.E7">
          <table:help-message table:display="true"/>
          <table:error-message table:display="true" table:message-type="warning">
            <text:p>Selecteer toegewezen namen in de lijst. Selecteer ANNULEREN, druk op Alt+pijl-omlaag voor opties en druk op pijl-omlaag en Enter om een selectie te maken</text:p>
          </table:error-message>
        </table:content-validation>
        <table:content-validation table:name="val3">
          <table:help-message table:display="true">
            <text:p>Maak een takenlijst in deze werkmap. Voer details in de tabel Takenlijst in dit werkblad in. Selecteer cel F1 om naar het werkblad Instellen te navigeren. Het aantal taken met einddatum vandaag en vertreken taken wordt automatisch bijgewerkt</text:p>
          </table:help-message>
          <table:error-message table:display="true"/>
        </table:content-validation>
        <table:content-validation table:name="val4">
          <table:help-message table:display="true">
            <text:p>Navigatiekoppeling naar het werkblad Toewijzingen instellen</text:p>
          </table:help-message>
          <table:error-message table:display="true"/>
        </table:content-validation>
        <table:content-validation table:name="val5">
          <table:help-message table:display="true">
            <text:p>De datum wordt automatisch bijgewerkt in deze cel en het aantal taken met einddatum vandaag en te late taken in de cellen hieronder</text:p>
          </table:help-message>
          <table:error-message table:display="true"/>
        </table:content-validation>
        <table:content-validation table:name="val6">
          <table:help-message table:display="true">
            <text:p>Het aantal taken met einddatum vandaag wordt automatisch bijgewerkt in de cel rechts</text:p>
          </table:help-message>
          <table:error-message table:display="true"/>
        </table:content-validation>
        <table:content-validation table:name="val7">
          <table:help-message table:display="true">
            <text:p>Het aantal taken met einddatum vandaag wordt automatisch bijgewerkt in deze cel</text:p>
          </table:help-message>
          <table:error-message table:display="true"/>
        </table:content-validation>
        <table:content-validation table:name="val8">
          <table:help-message table:display="true">
            <text:p>Voer in deze kolom onder deze koptekst een omschrijving in</text:p>
          </table:help-message>
          <table:error-message table:display="true"/>
        </table:content-validation>
        <table:content-validation table:name="val9">
          <table:help-message table:display="true">
            <text:p>Selecteer in deze kolom onder deze koptekst de Prioriteit. Druk op Alt+pijl-omlaag voor opties, en vervolgens op pijl-omlaag en Enter om een selectie te maken</text:p>
          </table:help-message>
          <table:error-message table:display="true"/>
        </table:content-validation>
        <table:content-validation table:name="val10">
          <table:help-message table:display="true">
            <text:p>Selecteer in deze kolom onder deze koptekst de naam van een toegewezen persoon. Druk op Alt+pijl-omlaag voor opties, en vervolgens op pijl-omlaag en Enter om een selectie te maken</text:p>
          </table:help-message>
          <table:error-message table:display="true"/>
        </table:content-validation>
        <table:content-validation table:name="val11">
          <table:help-message table:display="true">
            <text:p>Voer in deze kolom onder deze koptekst een waarde groter dan 1 in om een taak te markeren als Klaar. Doorhaalopmaak wordt automatisch toegepast</text:p>
          </table:help-message>
          <table:error-message table:display="true"/>
        </table:content-validation>
        <table:content-validation table:name="val12">
          <table:help-message>
            <text:p>De titel van dit werkblad staat in deze cel. De datum wordt automatisch bijgewerkt in de cel hieronder, en het aantal taken met einddatum vandaag en verstreken taken in cel C3 en C4. Tip staat in de cel rechts</text:p>
          </table:help-message>
          <table:error-message table:display="true"/>
        </table:content-validation>
        <table:content-validation table:name="val13">
          <table:help-message table:display="true">
            <text:p>De titel van dit werkblad staat in deze C1. De datum wordt automatisch bijgewerkt in cel B2, en het aantal taken met einddatum vandaag en verstreken taken in cel C3 en C4. Tip staat in de cel rechts.</text:p>
          </table:help-message>
          <table:error-message table:display="true"/>
        </table:content-validation>
        <table:content-validation table:name="val14">
          <table:help-message table:display="true">
            <text:p>Het aantal verstreken taken wordt automatisch bijgewerkt in de cel rechts</text:p>
          </table:help-message>
          <table:error-message table:display="true"/>
        </table:content-validation>
        <table:content-validation table:name="val15">
          <table:help-message table:display="true">
            <text:p>Het aantal verstreken taken wordt automatisch bijgewerkt in deze cel. Voer details in in de tabel hieronder. De tabeltip staat in cel A6</text:p>
          </table:help-message>
          <table:error-message table:display="true"/>
        </table:content-validation>
        <table:content-validation table:name="val16">
          <table:help-message/>
          <table:error-message table:display="true"/>
        </table:content-validation>
        <table:content-validation table:name="val17">
          <table:help-message table:display="true">
            <text:p>Maak een toewijzingsinstelling in dit werkblad. Voeg items toe aan de tabel Kleurenlegenda die begint in cel B4 of wijzig deze items. Selecteer cel G1 om naar de Takenlijst te navigeren. De tip staat in cel B2</text:p>
          </table:help-message>
          <table:error-message table:display="true"/>
        </table:content-validation>
        <table:content-validation table:name="val18">
          <table:help-message table:display="true">
            <text:p>Voeg in deze kolom onder deze kop namen voor Toegewezen aan toe of wijzig deze</text:p>
          </table:help-message>
          <table:error-message table:display="true"/>
        </table:content-validation>
        <table:content-validation table:name="val19">
          <table:help-message table:display="true">
            <text:p>De titel van dit werkblad staat in deze cel, de tip in de cel hieronder, en de navigatiekoppeling naar het werkblad Takenlijst in de cel rechts</text:p>
          </table:help-message>
          <table:error-message table:display="true"/>
        </table:content-validation>
        <table:content-validation table:name="val20">
          <table:help-message table:display="true">
            <text:p>Navigatiekoppeling naar werkblad Takenlijst</text:p>
          </table:help-message>
          <table:error-message table:display="true"/>
        </table:content-validation>
      </table:content-validations>
      <table:table table:name="Takenlijst"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visibility="collapse"/>
        <table:table-column table:style-name="co9" table:default-cell-style-name="ce2" table:visibility="collapse"/>
        <table:table-column table:style-name="co10" table:number-columns-repeated="8" table:default-cell-style-name="ce2" table:visibility="collapse"/>
        <table:table-column table:style-name="co11" table:number-columns-repeated="16367" table:default-cell-style-name="ce2" table:visibility="collapse"/>
        <table:table-row table:style-name="ro1">
          <table:table-cell office:value-type="string" table:content-validation-name="val3" table:style-name="ce9">
            <text:p><text:s text:c="28"/></text:p>
          </table:table-cell>
          <table:table-cell table:content-validation-name="val13" table:style-name="ce17">
            <draw:frame draw:z-index="1" draw:id="id0" draw:style-name="a0" draw:transform="translate(-0.2456in -0.35598in) rotate(-6.11224) translate(0.43973in 0.4781in)" draw:name="Afbeelding 16" svg:width="0.4912in" svg:height="0.71196in" style:rel-width="scale" style:rel-height="scale">
              <draw:image xlink:href="media/image1.emf" xlink:type="simple" xlink:show="embed" xlink:actuate="onLoad"/>
              <svg:title/>
              <svg:desc>Decoratief element
</svg:desc>
            </draw:frame>
          </table:table-cell>
          <table:table-cell office:value-type="string" table:content-validation-name="val12" table:style-name="ce24">
            <text:p><text:s/>Takenlijst</text:p>
          </table:table-cell>
          <table:table-cell table:style-name="ce15"/>
          <table:table-cell table:style-name="ce16"/>
          <table:table-cell office:value-type="string" table:content-validation-name="val4" table:style-name="ce23">
            <text:p><text:a xlink:href="#'Toewijzingen instellen'.A1">INSTELLEN &gt;</text:a></text:p>
          </table:table-cell>
          <table:table-cell table:content-validation-name="val4" table:style-name="ce2"/>
          <table:table-cell table:style-name="ce2"/>
          <table:table-cell table:number-columns-repeated="6" table:style-name="ce3"/>
          <table:table-cell table:number-columns-repeated="16370"/>
        </table:table-row>
        <table:table-row table:style-name="ro2">
          <table:table-cell table:style-name="ce9"/>
          <table:table-cell office:value-type="string" table:number-columns-spanned="2" table:number-rows-spanned="1" table:content-validation-name="val5" table:style-name="ce27">
            <text:p>Maandag 9 oktober up to date als laatst</text:p>
          </table:table-cell>
          <table:covered-table-cell/>
          <table:table-cell table:number-columns-repeated="2" table:style-name="ce14"/>
          <table:table-cell table:content-validation-name="val4" table:style-name="ce2"/>
          <table:table-cell table:content-validation-name="val4" table:style-name="ce2"/>
          <table:table-cell table:style-name="ce2"/>
          <table:table-cell table:number-columns-repeated="6" table:style-name="ce3"/>
          <table:table-cell table:number-columns-repeated="16370"/>
        </table:table-row>
        <table:table-row table:style-name="ro3">
          <table:table-cell table:style-name="ce10"/>
          <table:table-cell office:value-type="string" table:content-validation-name="val6" table:style-name="ce18">
            <text:p>Einddatum vandaag:</text:p>
          </table:table-cell>
          <table:table-cell office:value-type="string" table:content-validation-name="val7" table:style-name="ce19">
            <text:p>Periode</text:p>
          </table:table-cell>
          <table:table-cell table:number-columns-repeated="2" table:style-name="ce2"/>
          <table:table-cell table:content-validation-name="val4" table:style-name="ce2"/>
          <table:table-cell table:content-validation-name="val4" table:style-name="ce2"/>
          <table:table-cell table:style-name="ce3"/>
          <table:table-cell table:style-name="ce2"/>
          <table:table-cell table:number-columns-repeated="5" table:style-name="ce3"/>
          <table:table-cell table:number-columns-repeated="16370"/>
        </table:table-row>
        <table:table-row table:style-name="ro3">
          <table:table-cell table:style-name="ce10"/>
          <table:table-cell office:value-type="string" table:content-validation-name="val14" table:style-name="ce18">
            <text:p>Te laat:</text:p>
          </table:table-cell>
          <table:table-cell office:value-type="string" table:content-validation-name="val15" table:style-name="ce19">
            <text:p>Nooit te laat komen!!</text:p>
          </table:table-cell>
          <table:table-cell table:number-columns-repeated="2" table:style-name="ce2"/>
          <table:table-cell table:content-validation-name="val4" table:style-name="ce2"/>
          <table:table-cell table:content-validation-name="val4" table:style-name="ce2"/>
          <table:table-cell table:style-name="ce3"/>
          <table:table-cell table:style-name="ce2"/>
          <table:table-cell table:number-columns-repeated="5" table:style-name="ce3"/>
          <table:table-cell table:number-columns-repeated="16370"/>
        </table:table-row>
        <table:table-row table:style-name="ro4">
          <table:table-cell table:style-name="ce2"/>
          <table:table-cell table:content-validation-name="val16" table:style-name="ce5"/>
          <table:table-cell table:content-validation-name="val16" table:style-name="ce11"/>
          <table:table-cell table:number-columns-repeated="2" table:style-name="ce8"/>
          <table:table-cell table:content-validation-name="val4" table:style-name="ce7"/>
          <table:table-cell table:content-validation-name="val4" table:style-name="ce7"/>
          <table:table-cell table:number-columns-repeated="16377" table:style-name="ce2"/>
        </table:table-row>
        <table:table-row table:style-name="ro5">
          <table:table-cell table:style-name="ce12"/>
          <table:table-cell office:value-type="string" table:content-validation-name="val11" table:style-name="ce20">
            <text:p>Vakken<text:s/></text:p>
          </table:table-cell>
          <table:table-cell office:value-type="string" table:content-validation-name="val8" table:style-name="ce20">
            <text:p>Omschrijving</text:p>
          </table:table-cell>
          <table:table-cell office:value-type="string" table:content-validation-name="val9" table:style-name="ce20">
            <text:p>Status</text:p>
          </table:table-cell>
          <table:table-cell office:value-type="string" table:content-validation-name="val10" table:style-name="ce20">
            <text:p>Toegewezen aan</text:p>
          </table:table-cell>
          <table:table-cell table:number-columns-repeated="3" table:style-name="ce13"/>
          <table:table-cell table:number-columns-repeated="6" table:style-name="ce12"/>
          <table:table-cell table:number-columns-repeated="16370" table:style-name="ce13"/>
        </table:table-row>
        <table:table-row table:style-name="ro5">
          <table:table-cell office:value-type="string" table:number-columns-spanned="1" table:number-rows-spanned="3" table:style-name="ce26">
            <text:p>Tip: Voer in de kolom Klaar een getal boven de 1 in wanneer een taak voltooid is.</text:p>
          </table:table-cell>
          <table:table-cell office:value-type="string" table:style-name="ce25">
            <text:p>Nederlands</text:p>
          </table:table-cell>
          <table:table-cell office:value-type="string" table:style-name="ce34">
            <text:p>Opdrachten maken</text:p>
          </table:table-cell>
          <table:table-cell office:value-type="string" table:content-validation-name="val1" table:style-name="ce36">
            <text:p>Klaar t/m 09-10-23</text:p>
          </table:table-cell>
          <table:table-cell office:value-type="string" table:content-validation-name="val2" table:style-name="ce36">
            <text:p>Halil</text:p>
          </table:table-cell>
          <table:table-cell table:number-columns-repeated="16379" table:style-name="ce2"/>
        </table:table-row>
        <table:table-row table:style-name="ro5">
          <table:covered-table-cell/>
          <table:table-cell office:value-type="string" table:style-name="ce25">
            <text:p>Engels</text:p>
          </table:table-cell>
          <table:table-cell office:value-type="string" table:style-name="ce34">
            <text:p>Opdrachten maken</text:p>
          </table:table-cell>
          <table:table-cell office:value-type="string" table:content-validation-name="val1" table:style-name="ce36">
            <text:p>Klaar t/m 09-10-23</text:p>
          </table:table-cell>
          <table:table-cell office:value-type="string" table:content-validation-name="val2" table:style-name="ce36">
            <text:p>Halil</text:p>
          </table:table-cell>
          <table:table-cell table:number-columns-repeated="16379" table:style-name="ce2"/>
        </table:table-row>
        <table:table-row table:style-name="ro5">
          <table:covered-table-cell/>
          <table:table-cell office:value-type="string" table:style-name="ce25">
            <text:p>Flex</text:p>
          </table:table-cell>
          <table:table-cell office:value-type="string" table:style-name="ce35">
            <text:p>Opdrachten maken</text:p>
          </table:table-cell>
          <table:table-cell office:value-type="string" table:content-validation-name="val1" table:style-name="ce37">
            <text:p>klaar aanpassingen met docent maken</text:p>
          </table:table-cell>
          <table:table-cell office:value-type="string" table:content-validation-name="val2" table:style-name="ce36">
            <text:p>Halil</text:p>
          </table:table-cell>
          <table:table-cell table:number-columns-repeated="16379" table:style-name="ce2"/>
        </table:table-row>
        <table:table-row table:style-name="ro5">
          <table:table-cell table:style-name="ce2"/>
          <table:table-cell office:value-type="string" table:style-name="ce25">
            <text:p>WVO</text:p>
          </table:table-cell>
          <table:table-cell office:value-type="string" table:style-name="ce34">
            <text:p>Opdrachten maken</text:p>
          </table:table-cell>
          <table:table-cell office:value-type="string" table:content-validation-name="val1" table:style-name="ce36">
            <text:p>Klaar t/m 04-10-23</text:p>
          </table:table-cell>
          <table:table-cell office:value-type="string" table:content-validation-name="val2" table:style-name="ce36">
            <text:p>Halil</text:p>
          </table:table-cell>
          <table:table-cell table:number-columns-repeated="16379" table:style-name="ce2"/>
        </table:table-row>
        <table:table-row table:number-rows-repeated="1048566" table:style-name="ro5">
          <table:table-cell table:number-columns-repeated="16384"/>
        </table:table-row>
        <table:named-expressions>
          <table:named-range table:name="Print_Titles" table:cell-range-address="Takenlijst.$A$1:Takenlijst.$XFD$6" table:base-cell-address="Takenlijst.$A$1"/>
          <table:named-expression table:name="Raster" table:expression="of:=[Takenlijst.$C$6:.$E$10]" table:base-cell-address="Takenlijst.$A$1"/>
        </table:named-expressions>
      </table:table>
      <table:table table:name="Toewijzingen_instellen" table:style-name="ta2">
        <table:table-column table:style-name="co12" table:default-cell-style-name="ce2"/>
        <table:table-column table:style-name="co13" table:default-cell-style-name="ce2"/>
        <table:table-column table:style-name="co14" table:default-cell-style-name="ce2"/>
        <table:table-column table:style-name="co11" table:number-columns-repeated="3" table:default-cell-style-name="ce2"/>
        <table:table-column table:style-name="co15" table:default-cell-style-name="ce2" table:visibility="collapse"/>
        <table:table-column table:style-name="co10" table:number-columns-repeated="8" table:default-cell-style-name="ce2" table:visibility="collapse"/>
        <table:table-column table:style-name="co11" table:number-columns-repeated="16369" table:default-cell-style-name="ce2" table:visibility="collapse"/>
        <table:table-row table:style-name="ro1">
          <table:table-cell table:content-validation-name="val17" table:style-name="ce2"/>
          <table:table-cell office:value-type="string" table:number-columns-spanned="3" table:number-rows-spanned="1" table:content-validation-name="val19" table:style-name="ce30">
            <text:p>Toewijzingen instellen</text:p>
          </table:table-cell>
          <table:covered-table-cell table:number-columns-repeated="2"/>
          <table:table-cell office:value-type="string" table:number-columns-spanned="2" table:number-rows-spanned="1" table:content-validation-name="val20" table:style-name="ce31">
            <text:p><text:a xlink:href="#'Takenlijst'.A1">&lt; TAKENLIJST</text:a></text:p>
          </table:table-cell>
          <table:covered-table-cell/>
          <table:table-cell table:content-validation-name="val20" table:style-name="ce7"/>
          <table:table-cell table:content-validation-name="val20" table:style-name="ce7"/>
          <table:table-cell table:content-validation-name="val20" table:style-name="ce7"/>
          <table:table-cell table:content-validation-name="val20" table:style-name="ce7"/>
          <table:table-cell table:content-validation-name="val20" table:style-name="ce7"/>
          <table:table-cell table:number-columns-repeated="16373"/>
        </table:table-row>
        <table:table-row table:style-name="ro6">
          <table:table-cell/>
          <table:table-cell office:value-type="string" table:number-columns-spanned="5" table:number-rows-spanned="1" table:style-name="ce29">
            <text:p>De gegevens in de onderstaande tabel bieden de beschikbare keuzes voor het veld Toegewezen aan. U kunt de items wijzigen of extra items toevoegen om deze werkmap aan te passen aan uw behoeften.</text:p>
          </table:table-cell>
          <table:covered-table-cell table:number-columns-repeated="4"/>
          <table:table-cell table:content-validation-name="val20" table:style-name="ce7"/>
          <table:table-cell table:content-validation-name="val20" table:style-name="ce7"/>
          <table:table-cell table:content-validation-name="val20" table:style-name="ce7"/>
          <table:table-cell table:content-validation-name="val20" table:style-name="ce7"/>
          <table:table-cell table:content-validation-name="val20" table:style-name="ce7"/>
          <table:table-cell table:number-columns-repeated="16373"/>
        </table:table-row>
        <table:table-row table:style-name="ro5">
          <table:table-cell/>
          <table:table-cell office:value-type="string" table:content-validation-name="val18" table:style-name="ce22">
            <text:p>Toegewezen aan</text:p>
          </table:table-cell>
          <table:table-cell table:style-name="ce2"/>
          <table:table-cell table:number-columns-spanned="3" table:number-rows-spanned="1" table:style-name="ce28"/>
          <table:covered-table-cell table:number-columns-repeated="2"/>
          <table:table-cell table:number-columns-repeated="16378" table:style-name="ce2"/>
        </table:table-row>
        <table:table-row table:style-name="ro5">
          <table:table-cell/>
          <table:table-cell office:value-type="string" table:style-name="ce4">
            <text:p>Halil</text:p>
          </table:table-cell>
          <table:table-cell table:number-columns-repeated="16382" table:style-name="ce2"/>
        </table:table-row>
        <table:table-row table:number-rows-repeated="3" table:style-name="ro5">
          <table:table-cell/>
          <table:table-cell table:style-name="ce4"/>
          <table:table-cell table:number-columns-repeated="16382" table:style-name="ce2"/>
        </table:table-row>
        <table:table-row table:style-name="ro5">
          <table:table-cell/>
          <table:table-cell table:style-name="ce4"/>
          <table:table-cell table:number-columns-repeated="2" table:style-name="ce2"/>
          <table:table-cell table:style-name="ce21"/>
          <table:table-cell table:number-columns-repeated="16379" table:style-name="ce2"/>
        </table:table-row>
        <table:table-row table:style-name="ro5">
          <table:table-cell/>
          <table:table-cell table:style-name="ce4"/>
          <table:table-cell table:number-columns-repeated="16382" table:style-name="ce2"/>
        </table:table-row>
        <table:table-row table:number-rows-repeated="1048567" table:style-name="ro5">
          <table:table-cell table:number-columns-repeated="16384"/>
        </table:table-row>
      </table:table>
      <table:named-expressions>
        <table:named-range table:name="EinddatumVandaag" table:cell-range-address="Takenlijst.$C$3" table:base-cell-address="Takenlijst.$A$1"/>
        <table:named-range table:name="Kleur1" table:cell-range-address="Toewijzingen_instellen.$B$4" table:base-cell-address="Toewijzingen_instellen.$A$1"/>
        <table:named-range table:name="Kleur2" table:cell-range-address="Toewijzingen_instellen.$B$5" table:base-cell-address="Toewijzingen_instellen.$A$1"/>
        <table:named-range table:name="Kleur3" table:cell-range-address="Toewijzingen_instellen.$B$6" table:base-cell-address="Toewijzingen_instellen.$A$1"/>
        <table:named-range table:name="Kleur4" table:cell-range-address="Toewijzingen_instellen.$B$7" table:base-cell-address="Toewijzingen_instellen.$A$1"/>
        <table:named-range table:name="Kleur5" table:cell-range-address="Toewijzingen_instellen.$B$8" table:base-cell-address="Toewijzingen_instellen.$A$1"/>
        <table:named-range table:name="Kleur6" table:cell-range-address="Toewijzingen_instellen.$B$9" table:base-cell-address="Toewijzingen_instellen.$A$1"/>
        <table:named-expression table:name="Kleurenlegenda" table:expression="of:=[Toewijzingen_instellen.$B$4:.$B$9]" table:base-cell-address="Takenlijst.$A$1"/>
        <table:named-expression table:name="Kolomtitel1" table:expression="of:=[Takenlijst.$B$6]" table:base-cell-address="Takenlijst.$A$1"/>
        <table:named-expression table:name="Kolomtitel2" table:expression="of:=[Toewijzingen_instellen.$B$3]" table:base-cell-address="Takenlijst.$A$1"/>
        <table:named-expression table:name="ToegewezenAan" table:expression="of:=[Toewijzingen_instellen.$B$4:.$B$9]" table:base-cell-address="Takenlijst.$A$1"/>
      </table:named-expressions>
      <table:database-ranges>
        <table:database-range table:target-range-address="Takenlijst.B6:Takenlijst.E10" table:name="Takenlijst" table:display-filter-buttons="true"/>
        <table:database-range table:target-range-address="Toewijzingen_instellen.B3:Toewijzingen_instellen.B9" table:name="Kleurenlegenda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ucida Sans" svg:font-family="&quot;Lucida Sans&quot;"/>
    <style:font-face style:name="Rockwell" svg:font-family="Rockwell"/>
  </office:font-face-decls>
  <office:styles>
    <number:number-style style:name="N0">
      <number:number number:min-integer-digits="1"/>
    </number:number-style>
    <number:date-style style:name="N19">
      <number:day/>
      <number:text>-</number:text>
      <number:month/>
      <number:text>-</number:text>
      <number:year number:style="long"/>
    </number:date-style>
    <number:date-style style:name="N36">
      <number:month number:style="long"/>
      <number:text>.</number:text>
      <number:day number:style="long"/>
      <number:text>.</number:text>
      <number:year number:style="long"/>
    </number:date-style>
    <number:date-style style:name="N37" number:language="nl" number:country="NL">
      <number:day-of-week number:style="long"/>
      <number:text>, </number:text>
      <number:month number:style="long" number:textual="true"/>
      <number:text> </number:text>
      <number:day number:style="long"/>
      <number:text>, </number:text>
      <number:year number:style="long"/>
    </number:date-style>
    <number:number-style style:name="N38P0">
      <number:number number:decimal-places="0" number:min-integer-digits="0">
        <number:embedded-text number:position="4">-</number:embedded-text>
      </number:number>
    </number:number-style>
    <number:number-style style:name="N38">
      <number:text>(</number:text>
      <number:number number:decimal-places="0" number:min-integer-digits="0">
        <number:embedded-text number:position="4">-</number:embedded-text>
        <number:embedded-text number:position="7">) </number:embedded-text>
      </number:number>
      <style:map style:condition="value()&lt;=9999999" style:apply-style-name="N38P0"/>
    </number:number-style>
    <number:text-style style:name="N39P0">
      <number:text>Gedaan</number:text>
    </number:text-style>
    <number:text-style style:name="N39P1"/>
    <number:text-style style:name="N39">
      <style:map style:condition="value()&gt;0" style:apply-style-name="N39P0"/>
      <style:map style:condition="value()&lt;0" style:apply-style-name="N39P1"/>
    </number:text-style>
    <style:style style:name="_50_0_37__32_-_32_Accent5" style:display-name="20% - Accent5" style:family="table-cell" style:data-style-name="N0">
      <style:table-cell-properties fo:background-color="#FDE4D2"/>
      <style:text-properties fo:color="#000000"/>
    </style:style>
    <style:style style:name="Datum" style:family="table-cell" style:data-style-name="N19"/>
    <style:style style:name="Hyperlink" style:family="table-cell" style:data-style-name="N0">
      <style:table-cell-properties fo:border-top="none" fo:border-bottom="thin solid #0082B3" fo:border-left="none" fo:border-right="none"/>
      <style:text-properties fo:color="#0082B3" style:text-underline-style="solid" style:text-underline-type="single"/>
    </style:style>
    <style:style style:name="Kop_32_1" style:display-name="Kop 1" style:family="table-cell" style:data-style-name="N0">
      <style:text-properties fo:color="#9D9FA2" style:font-name="Rockwell" style:font-name-asian="Rockwell" style:font-name-complex="Rockwell" fo:font-size="14pt" style:font-size-asian="14pt" style:font-size-complex="14pt" fo:font-weight="bold" style:font-weight-asian="bold" style:font-weight-complex="bold" style:font-family-generic="modern"/>
    </style:style>
    <style:style style:name="Kop_32_2" style:display-name="Kop 2" style:family="table-cell" style:data-style-name="N0">
      <style:text-properties fo:color="#9D9FA2" style:font-name="Rockwell" style:font-name-asian="Rockwell" style:font-name-complex="Rockwell" fo:font-size="14pt" style:font-size-asian="14pt" style:font-size-complex="14pt" style:font-family-generic="modern"/>
    </style:style>
    <style:style style:name="Kop_32_3" style:display-name="Kop 3" style:family="table-cell" style:data-style-name="N0">
      <style:text-properties fo:color="#00853E" style:font-name="Rockwell" style:font-name-asian="Rockwell" style:font-name-complex="Rockwell" fo:font-size="14pt" style:font-size-asian="14pt" style:font-size-complex="14pt" fo:font-weight="bold" style:font-weight-asian="bold" style:font-weight-complex="bold" style:font-family-generic="modern"/>
    </style:style>
    <style:style style:name="Kop_32_4" style:display-name="Kop 4" style:family="table-cell" style:data-style-name="N0">
      <style:text-properties fo:color="#00ADEE" style:font-name="Rockwell" style:font-name-asian="Rockwell" style:font-name-complex="Rockwell" fo:font-size="14pt" style:font-size-asian="14pt" style:font-size-complex="14pt" fo:font-weight="bold" style:font-weight-asian="bold" style:font-weight-complex="bold" style:font-family-generic="modern"/>
    </style:style>
    <style:style style:name="Default" style:family="table-cell" style:data-style-name="N0">
      <style:table-cell-properties fo:border-top="none" fo:border-bottom="thin solid #C8F0FF" fo:border-left="none" fo:border-right="none" style:vertical-align="middle" fo:wrap-option="wrap" fo:background-color="transparent"/>
      <style:text-properties fo:color="#262626" style:font-name="Lucida Sans" style:font-name-asian="Lucida Sans" style:font-name-complex="Lucida Sans" fo:font-size="11pt" style:font-size-asian="11pt" style:font-size-complex="11pt"/>
    </style:style>
    <style:style style:name="Telefoon" style:family="table-cell" style:data-style-name="N38"/>
    <style:style style:name="Titel" style:family="table-cell" style:data-style-name="N0">
      <style:text-properties fo:color="#9D9FA2" style:font-name="Rockwell" style:font-name-asian="Rockwell" style:font-name-complex="Rockwell" fo:font-size="20pt" style:font-size-asian="20pt" style:font-size-complex="20pt"/>
    </style:style>
    <style:style style:name="Totaal" style:family="table-cell" style:data-style-name="N0">
      <style:table-cell-properties fo:border-top="thin solid #3C6220" fo:border-bottom="thin double #3C6220" fo:border-left="none" fo:border-right="none"/>
      <style:text-properties fo:color="#000000" fo:font-weight="bold" style:font-weight-asian="bold" style:font-weight-complex="bold"/>
    </style:style>
    <style:style style:name="Verklarende_32_tekst" style:display-name="Verklarende tekst" style:family="table-cell" style:data-style-name="N0">
      <style:text-properties fo:color="#595959" fo:font-style="italic" style:font-style-asian="italic" style:font-style-complex="italic"/>
    </style:style>
    <style:style style:name="cf1" style:family="table-cell">
      <style:text-properties fo:color="#7E8083"/>
    </style:style>
    <style:style style:name="cf2" style:family="table-cell">
      <style:text-properties fo:color="#808080" style:text-line-through-style="solid"/>
    </style:style>
    <style:style style:name="cf3" style:family="table-cell">
      <style:table-cell-properties fo:background-color="#FFC000"/>
      <style:text-properties fo:color="#000000" fo:font-weight="bold" style:font-weight-asian="bold" style:font-weight-complex="bold"/>
    </style:style>
    <style:style style:name="cf4" style:family="table-cell">
      <style:text-properties fo:color="#E51937"/>
    </style:style>
    <style:style style:name="cf5" style:family="table-cell">
      <style:text-properties fo:color="#000000"/>
    </style:style>
    <style:style style:family="graphic" style:name="Graphics"/>
    <style:default-style style:family="graphic">
      <style:graphic-properties draw:fill="solid" draw:fill-color="#7ac143" draw:opacity="100%" draw:stroke="solid" svg:stroke-width="0.02778in" svg:stroke-color="#305017" svg:stroke-opacity="100%" svg:stroke-linecap="butt"/>
    </style:default-style>
  </office:styles>
  <office:automatic-styles>
    <style:page-layout style:name="pm1">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45in" fo:margin-left="0.5in" fo:margin-right="0.5in" fo:margin-bottom="0in"/>
      </style:header-style>
      <style:footer-style>
        <style:header-footer-properties fo:min-height="0.45in" fo:margin-left="0.5in" fo:margin-right="0.5in" fo:margin-top="0in"/>
      </style:footer-style>
    </style:page-layout>
    <style:page-layout style:name="pm2">
      <style:page-layout-properties fo:margin-top="0.3in" fo:margin-bottom="0.3in" fo:margin-left="0.5in" fo:margin-right="0.5in" style:print-orientation="portrait" style:print-page-order="ttb" style:first-page-number="continue" style:scale-to="89%" style:table-centering="none" style:print="objects charts drawings"/>
      <style:header-style>
        <style:header-footer-properties fo:min-height="0.45in" fo:margin-left="0.5in" fo:margin-right="0.5in" fo:margin-bottom="0in"/>
      </style:header-style>
      <style:footer-style>
        <style:header-footer-properties fo:min-height="0.45in" fo:margin-left="0.5in" fo:margin-right="0.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6827</meta:generator>
    <dc:title/>
    <meta:initial-creator/>
    <dc:creator/>
    <meta:creation-date>2018-08-10T20:02:13Z</meta:creation-date>
    <dc:date>2023-10-11T13:02:52Z</dc:date>
    <meta:template xlink:href="TM22583886" xlink:type="simple"/>
    <meta:user-defined meta:name="ContentTypeId">0x010100DEEA25CC0A0AC24199CDC46C25B8B0BC</meta:user-defined>
  </office:meta>
</office:document-meta>
</file>